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081ca0" officeooo:paragraph-rsid="00081ca0" style:font-size-asian="14pt" style:font-size-complex="14pt"/>
    </style:style>
    <style:style style:name="P2" style:family="paragraph" style:parent-style-name="Standard">
      <style:text-properties fo:font-size="12pt" officeooo:rsid="00081ca0" officeooo:paragraph-rsid="001279a6" style:font-size-asian="12pt" style:font-size-complex="12pt"/>
    </style:style>
    <style:style style:name="P3" style:family="paragraph" style:parent-style-name="Standard">
      <style:text-properties style:font-name="Liberation Serif1" fo:font-size="12pt" officeooo:rsid="00081ca0" officeooo:paragraph-rsid="001279a6" style:font-size-asian="12pt" style:font-size-complex="12pt"/>
    </style:style>
    <style:style style:name="P4" style:family="paragraph" style:parent-style-name="Standard">
      <style:text-properties style:font-name="Liberation Serif1" fo:font-size="12pt" officeooo:rsid="00081ca0" officeooo:paragraph-rsid="00081ca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8861" officeooo:paragraph-rsid="00088861" style:font-size-asian="14pt" style:font-size-complex="14pt"/>
    </style:style>
    <style:style style:name="P6" style:family="paragraph" style:parent-style-name="Standard">
      <style:text-properties style:font-name="Liberation Serif1" fo:font-size="14pt" officeooo:rsid="00081ca0" officeooo:paragraph-rsid="00081ca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8861" officeooo:paragraph-rsid="00081ca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aea79f" loext:opacity="100%" fo:font-size="14pt" officeooo:rsid="00081ca0" officeooo:paragraph-rsid="00081ca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aea79f" loext:opacity="100%" style:font-name="Liberation Serif" fo:font-size="14pt" officeooo:rsid="00081ca0" officeooo:paragraph-rsid="00081ca0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22pt" officeooo:rsid="00081ca0" officeooo:paragraph-rsid="00081ca0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color="#aea79f" loext:opacity="100%" fo:font-size="14pt" officeooo:rsid="00088861" officeooo:paragraph-rsid="000c20a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aea79f" loext:opacity="100%" style:font-name="Liberation Serif1" fo:font-size="14pt" officeooo:rsid="00088861" officeooo:paragraph-rsid="0008886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2pt" officeooo:rsid="00088861" officeooo:paragraph-rsid="00081ca0" style:font-size-asian="22pt" style:font-size-complex="22pt"/>
    </style:style>
    <style:style style:name="P14" style:family="paragraph" style:parent-style-name="Standard">
      <style:paragraph-properties fo:text-align="end" style:justify-single-word="false"/>
      <style:text-properties fo:font-size="22pt" officeooo:rsid="00081ca0" officeooo:paragraph-rsid="00081ca0" style:font-size-asian="22pt" style:font-size-complex="22pt"/>
    </style:style>
    <style:style style:name="P15" style:family="paragraph" style:parent-style-name="Standard">
      <style:paragraph-properties fo:text-align="center" style:justify-single-word="false"/>
      <style:text-properties fo:color="#aea79f" loext:opacity="100%" style:font-name="Liberation Serif1" fo:font-size="14pt" officeooo:rsid="00088861" officeooo:paragraph-rsid="000c20a4" style:font-size-asian="14pt" style:font-size-complex="14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 style:parent-style-name="Heading_20_1">
      <style:text-properties fo:font-size="3pt" style:font-size-asian="3pt" style:font-size-complex="3pt"/>
    </style:style>
    <style:style style:name="P18" style:family="paragraph" style:parent-style-name="Heading_20_1">
      <style:text-properties officeooo:paragraph-rsid="000a51cc"/>
    </style:style>
    <style:style style:name="P19" style:family="paragraph" style:parent-style-name="Text_20_body">
      <style:text-properties officeooo:paragraph-rsid="000a51c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officeooo:rsid="001279a6"/>
    </style:style>
    <style:style style:name="T5" style:family="text">
      <style:text-properties officeooo:rsid="000e950a"/>
    </style:style>
    <style:style style:name="T6" style:family="text">
      <style:text-properties officeooo:rsid="000fd2a4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sub 58%" style:font-name="Liberation Serif1" officeooo:rsid="00199d2c"/>
    </style:style>
    <style:style style:name="T9" style:family="text">
      <style:text-properties style:text-position="sub 58%" style:font-name="Liberation Serif1"/>
    </style:style>
    <style:style style:name="T10" style:family="text">
      <style:text-properties style:text-position="sub 58%" style:font-name="Liberation Serif1" officeooo:rsid="000c20a4"/>
    </style:style>
    <style:style style:name="T11" style:family="text">
      <style:text-properties style:text-position="sub 58%" officeooo:rsid="000c20a4"/>
    </style:style>
    <style:style style:name="T12" style:family="text">
      <style:text-properties style:font-name="Liberation Serif" officeooo:rsid="00088861"/>
    </style:style>
    <style:style style:name="T13" style:family="text">
      <style:text-properties style:font-name="Liberation Serif" fo:font-size="18pt" officeooo:rsid="00088861" style:font-size-asian="18pt" style:font-size-complex="18pt"/>
    </style:style>
    <style:style style:name="T14" style:family="text">
      <style:text-properties style:text-position="sub 58%" style:font-name="Liberation Serif" officeooo:rsid="000c20a4"/>
    </style:style>
    <style:style style:name="T15" style:family="text">
      <style:text-properties officeooo:rsid="000c20a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.15cm" fo:border="2.01pt solid #000000" style:shadow="none" draw:shadow-opacity="100%"/>
    </style:style>
    <style:style style:name="gr1" style:family="graphic">
      <style:graphic-properties svg:stroke-width="0.106cm" svg:stroke-color="#000000" draw:marker-start-width="0.512cm" draw:marker-end-width="0.512cm" draw:fill-color="#000000" draw:textarea-horizontal-align="center" draw:textarea-vertical-align="middle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beitsblatt Vorhersagewerkstatt</text:p>
      <text:p text:style-name="P1"><draw:frame draw:style-name="fr1" draw:name="Objekt1" text:anchor-type="as-char" svg:width="18.429cm" svg:height="1.33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text:s/><text:tab/></text:span></text:p>
      <text:p text:style-name="P2">Zeitschritt <text:span text:style-name="T2">Δ</text:span><text:span text:style-name="T3">t = 3600 s</text:span></text:p>
      <text:p text:style-name="P2"><text:span text:style-name="T3">Gitterabstand </text:span><text:span text:style-name="T2">Δx</text:span><text:span text:style-name="T3"> = 100 000 m (100 km)</text:span></text:p>
      <text:p text:style-name="P3">T ist die Temperatur an deinem Ort zur aktuellen Zeit.</text:p>
      <text:p text:style-name="P4"><draw:frame draw:style-name="fr2" draw:name="Rahmen113" text:anchor-type="paragraph" svg:x="4.443cm" svg:y="0.303cm" svg:width="7.269cm" draw:z-index="1"><draw:text-box fo:min-height="0.871cm"><text:p text:style-name="P5"/></draw:text-box></draw:frame></text:p>
      <text:p text:style-name="P4"><text:tab/><text:span text:style-name="T4">Meine </text:span>Stadt:</text:p>
      <text:p text:style-name="P4"><draw:frame draw:style-name="fr2" draw:name="Rahmen114" text:anchor-type="paragraph" svg:x="4.443cm" svg:y="0.305cm" svg:width="3.611cm" draw:z-index="2"><draw:text-box fo:min-height="0.871cm"><text:p text:style-name="P5"/></draw:text-box></draw:frame><draw:frame draw:style-name="fr2" draw:name="Frame1" text:anchor-type="paragraph" svg:x="11.102cm" svg:y="0.305cm" svg:width="3.611cm" draw:z-index="119"><draw:text-box fo:min-height="0.871cm"><text:p text:style-name="P5"/></draw:text-box></draw:frame></text:p>
      <text:p text:style-name="P4"><text:tab/>Nord-Süd <text:span text:style-name="T5">km</text:span>: Ost-West <text:span text:style-name="T5">km</text:span>:</text:p>
      <text:p text:style-name="P4"><draw:frame draw:style-name="fr2" draw:name="Rahmen115" text:anchor-type="paragraph" svg:x="5.902cm" svg:y="0.247cm" svg:width="7.269cm" draw:z-index="120"><draw:text-box fo:min-height="0.871cm"><text:p text:style-name="P5"/></draw:text-box></draw:frame></text:p>
      <text:p text:style-name="P4"><text:tab/><text:span text:style-name="T6">Nördliche Nachbarstadt:</text:span></text:p>
      <text:p text:style-name="P4"><draw:frame draw:style-name="fr2" draw:name="Frame2" text:anchor-type="paragraph" svg:x="5.902cm" svg:y="0.189cm" svg:width="7.269cm" draw:z-index="121"><draw:text-box fo:min-height="0.871cm"><text:p text:style-name="P5"/></draw:text-box></draw:frame></text:p>
      <text:p text:style-name="P4"><text:tab/><text:span text:style-name="T6">Westliche Nachbarstadt:</text:span></text:p>
      <text:p text:style-name="P6"/>
      <text:p text:style-name="P6"><draw:frame draw:style-name="fr3" draw:name="Rahmen20" text:anchor-type="paragraph" svg:x="0.69cm" svg:y="0.226cm" svg:width="16.309cm" draw:z-index="3"><draw:text-box fo:min-height="8.758cm"><text:p text:style-name="P7"><draw:frame draw:style-name="fr2" draw:name="Rahmen12" text:anchor-type="paragraph" svg:x="8.925cm" svg:y="0.769cm" svg:width="2cm" draw:z-index="5"><draw:text-box fo:min-height="0.499cm"><text:p text:style-name="P8"><text:span text:style-name="T2">Δ</text:span><text:span text:style-name="T3">t</text:span></text:p></draw:text-box></draw:frame><draw:frame draw:style-name="fr2" draw:name="Rahmen17" text:anchor-type="paragraph" svg:x="8.925cm" svg:y="1.9cm" svg:width="2cm" draw:z-index="6"><draw:text-box fo:min-height="0.499cm"><text:p text:style-name="P8"><text:span text:style-name="T2">Δ</text:span><text:span text:style-name="T3">x</text:span></text:p></draw:text-box></draw:frame><draw:frame draw:style-name="fr4" draw:name="Rahmen21" text:anchor-type="paragraph" svg:x="12.293cm" svg:y="1.334cm" svg:width="2cm" draw:z-index="7"><draw:text-box fo:min-height="0.499cm"><text:p text:style-name="P9">A</text:p></draw:text-box></draw:frame><draw:frame draw:style-name="fr5" draw:name="Rahmen18" text:anchor-type="paragraph" svg:x="11.257cm" svg:y="1.369cm" svg:width="0.829cm" draw:z-index="8"><draw:text-box fo:min-height="0.894cm"><text:p text:style-name="P10">=</text:p></draw:text-box></draw:frame><draw:frame draw:style-name="fr4" draw:name="Rahmen22" text:anchor-type="paragraph" svg:x="12.354cm" svg:y="3.549cm" svg:width="2cm" draw:z-index="9"><draw:text-box fo:min-height="0.499cm"><text:p text:style-name="P7">B</text:p></draw:text-box></draw:frame><draw:frame draw:style-name="fr2" draw:name="Rahmen24" text:anchor-type="paragraph" svg:x="8.895cm" svg:y="3.494cm" svg:width="2cm" draw:z-index="10"><draw:text-box fo:min-height="0.499cm"><text:p text:style-name="P11"><text:span text:style-name="T7">T</text:span><text:span text:style-name="T8">W</text:span><text:span text:style-name="T9">est </text:span><text:span text:style-name="T10">8:00</text:span></text:p></draw:text-box></draw:frame><draw:frame draw:style-name="fr2" draw:name="Rahmen25" text:anchor-type="paragraph" svg:x="6.188cm" svg:y="3.494cm" svg:width="2cm" draw:z-index="11"><draw:text-box fo:min-height="0.499cm"><text:p text:style-name="P12">T<text:span text:style-name="T11">8:00</text:span></text:p></draw:text-box></draw:frame><draw:frame draw:style-name="fr5" draw:name="Rahmen27" text:anchor-type="paragraph" svg:x="8.22cm" svg:y="3.434cm" svg:width="0.587cm" draw:z-index="12"><draw:text-box fo:min-height="1.025cm"><text:p text:style-name="P13">-</text:p></draw:text-box></draw:frame><draw:frame draw:style-name="fr5" draw:name="Rahmen23" text:anchor-type="paragraph" svg:x="11.068cm" svg:y="3.549cm" svg:width="1.072cm" draw:z-index="13"><draw:text-box fo:min-height="1.025cm"><text:p text:style-name="P14"><text:span text:style-name="T12">) </text:span><text:span text:style-name="T2">=</text:span></text:p></draw:text-box></draw:frame><draw:frame draw:style-name="fr5" draw:name="Rahmen28" text:anchor-type="paragraph" svg:x="4.909cm" svg:y="3.431cm" svg:width="1.072cm" draw:z-index="14"><draw:text-box fo:min-height="1.025cm"><text:p text:style-name="P14"><text:span text:style-name="T13">x</text:span><text:span text:style-name="T12"> (</text:span></text:p></draw:text-box></draw:frame><draw:frame draw:style-name="fr4" draw:name="Rahmen29" text:anchor-type="paragraph" svg:x="12.354cm" svg:y="5.549cm" svg:width="2cm" draw:z-index="15"><draw:text-box fo:min-height="0.499cm"><text:p text:style-name="P7">C</text:p></draw:text-box></draw:frame><draw:frame draw:style-name="fr5" draw:name="Rahmen30" text:anchor-type="paragraph" svg:x="11.068cm" svg:y="5.549cm" svg:width="1.072cm" draw:z-index="16"><draw:text-box fo:min-height="1.025cm"><text:p text:style-name="P14"><text:span text:style-name="T12">) </text:span><text:span text:style-name="T2">=</text:span></text:p></draw:text-box></draw:frame><draw:frame draw:style-name="fr2" draw:name="Rahmen31" text:anchor-type="paragraph" svg:x="8.895cm" svg:y="5.495cm" svg:width="2cm" draw:z-index="17"><draw:text-box fo:min-height="0.499cm"><text:p text:style-name="P11"><text:span text:style-name="T3">T</text:span><text:span text:style-name="T8">N</text:span><text:span text:style-name="T9">ord </text:span><text:span text:style-name="T10">8:00</text:span></text:p></draw:text-box></draw:frame><draw:frame draw:style-name="fr5" draw:name="Rahmen32" text:anchor-type="paragraph" svg:x="8.22cm" svg:y="5.435cm" svg:width="0.587cm" draw:z-index="18"><draw:text-box fo:min-height="1.025cm"><text:p text:style-name="P13">-</text:p></draw:text-box></draw:frame><draw:frame draw:style-name="fr2" draw:name="Rahmen33" text:anchor-type="paragraph" svg:x="6.188cm" svg:y="5.495cm" svg:width="2cm" draw:z-index="19"><draw:text-box fo:min-height="0.499cm"><text:p text:style-name="P15">T<text:span text:style-name="T11">8:00</text:span></text:p></draw:text-box></draw:frame><draw:frame draw:style-name="fr5" draw:name="Rahmen34" text:anchor-type="paragraph" svg:x="4.909cm" svg:y="5.431cm" svg:width="1.072cm" draw:z-index="20"><draw:text-box fo:min-height="1.025cm"><text:p text:style-name="P14"><text:span text:style-name="T13">x</text:span><text:span text:style-name="T12"> (</text:span></text:p></draw:text-box></draw:frame><draw:frame draw:style-name="fr2" draw:name="Rahmen35" text:anchor-type="paragraph" svg:x="2.709cm" svg:y="5.525cm" svg:width="2cm" draw:z-index="21"><draw:text-box fo:min-height="0.499cm"><text:p text:style-name="P5">v</text:p></draw:text-box></draw:frame><draw:frame draw:style-name="fr5" draw:name="Rahmen1" text:anchor-type="paragraph" svg:x="5.329cm" svg:y="7.491cm" svg:width="1.072cm" draw:z-index="22"><draw:text-box fo:min-height="1.025cm"><text:p text:style-name="P14"><text:span text:style-name="T13">x</text:span><text:span text:style-name="T12"> (</text:span></text:p></draw:text-box></draw:frame><draw:frame draw:style-name="fr2" draw:name="Rahmen2" text:anchor-type="paragraph" svg:x="0.129cm" svg:y="7.555cm" svg:width="2cm" draw:z-index="23"><draw:text-box fo:min-height="0.499cm"><text:p text:style-name="P15">T<text:span text:style-name="T11">8:00</text:span></text:p></draw:text-box></draw:frame><draw:frame draw:style-name="fr6" draw:name="Rahmen3" text:anchor-type="paragraph" svg:x="13.354cm" svg:y="7.549cm" svg:width="2cm" draw:z-index="24"><draw:text-box fo:min-height="0.499cm"><text:p text:style-name="P8"><text:span text:style-name="T12">T</text:span><text:span text:style-name="T14">9:00</text:span></text:p></draw:text-box></draw:frame><draw:frame draw:style-name="fr5" draw:name="Rahmen4" text:anchor-type="paragraph" svg:x="11.603cm" svg:y="7.544cm" svg:width="1.538cm" draw:z-index="25"><draw:text-box fo:min-height="1.08cm"><text:p text:style-name="P14"><text:span text:style-name="T12">) }</text:span><text:span text:style-name="T2">=</text:span></text:p></draw:text-box></draw:frame><draw:frame draw:style-name="fr4" draw:name="Rahmen5" text:anchor-type="paragraph" svg:x="9.534cm" svg:y="7.551cm" svg:width="2cm" draw:z-index="26"><draw:text-box fo:min-height="0.499cm"><text:p text:style-name="P7">C</text:p></draw:text-box></draw:frame><draw:frame draw:style-name="fr4" draw:name="Rahmen6" text:anchor-type="paragraph" svg:x="6.653cm" svg:y="7.551cm" svg:width="2cm" draw:z-index="27"><draw:text-box fo:min-height="0.499cm"><text:p text:style-name="P5">B</text:p></draw:text-box></draw:frame><draw:frame draw:style-name="fr5" draw:name="Rahmen7" text:anchor-type="paragraph" svg:x="8.849cm" svg:y="7.525cm" svg:width="0.587cm" draw:z-index="28"><draw:text-box fo:min-height="1.025cm"><text:p text:style-name="P13">+</text:p></draw:text-box></draw:frame><draw:frame draw:style-name="fr4" draw:name="Rahmen8" text:anchor-type="paragraph" svg:x="3.193cm" svg:y="7.551cm" svg:width="2cm" draw:z-index="29"><draw:text-box fo:min-height="0.499cm"><text:p text:style-name="P5">A</text:p></draw:text-box></draw:frame><draw:frame draw:style-name="fr5" draw:name="Rahmen9" text:anchor-type="paragraph" svg:x="2.339cm" svg:y="7.435cm" svg:width="0.855cm" draw:z-index="30"><draw:text-box fo:min-height="1.789cm"><text:p text:style-name="P13">- <text:span text:style-name="T15">{</text:span></text:p></draw:text-box></draw:frame><draw:frame draw:style-name="fr2" draw:name="Rahmen26" text:anchor-type="paragraph" svg:x="2.709cm" svg:y="3.524cm" svg:width="2cm" draw:z-index="31"><draw:text-box fo:min-height="0.499cm"><text:p text:style-name="P5">u</text:p></draw:text-box></draw:frame><draw:line text:anchor-type="paragraph" draw:z-index="4" draw:name="Shape1" draw:style-name="gr1" draw:text-style-name="P16" svg:x1="8.687cm" svg:y1="1.764cm" svg:x2="11.109cm" svg:y2="1.764cm"><text:p/></draw:line></text:p></draw:text-box></draw:frame></text:p>
      <text:h text:style-name="Heading_20_1" text:outline-level="1">Zeitschritt <text:span text:style-name="T15">8:00 → 9:00</text:span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draw:frame draw:style-name="fr3" draw:name="Rahmen10" text:anchor-type="paragraph" svg:x="0.69cm" svg:y="1.494cm" svg:width="16.309cm" draw:z-index="32"><draw:text-box fo:min-height="8.758cm"><text:p text:style-name="P7"><draw:frame draw:style-name="fr2" draw:name="Rahmen11" text:anchor-type="paragraph" svg:x="8.925cm" svg:y="0.769cm" svg:width="2cm" draw:z-index="34"><draw:text-box fo:min-height="0.499cm"><text:p text:style-name="P8"><text:span text:style-name="T2">Δ</text:span><text:span text:style-name="T3">t</text:span></text:p></draw:text-box></draw:frame><draw:frame draw:style-name="fr2" draw:name="Rahmen13" text:anchor-type="paragraph" svg:x="8.925cm" svg:y="1.9cm" svg:width="2cm" draw:z-index="35"><draw:text-box fo:min-height="0.499cm"><text:p text:style-name="P8"><text:span text:style-name="T2">Δ</text:span><text:span text:style-name="T3">x</text:span></text:p></draw:text-box></draw:frame><draw:frame draw:style-name="fr4" draw:name="Rahmen14" text:anchor-type="paragraph" svg:x="12.293cm" svg:y="1.334cm" svg:width="2cm" draw:z-index="36"><draw:text-box fo:min-height="0.499cm"><text:p text:style-name="P9">A</text:p></draw:text-box></draw:frame><draw:frame draw:style-name="fr5" draw:name="Rahmen15" text:anchor-type="paragraph" svg:x="11.257cm" svg:y="1.369cm" svg:width="0.829cm" draw:z-index="37"><draw:text-box fo:min-height="0.894cm"><text:p text:style-name="P10">=</text:p></draw:text-box></draw:frame><draw:frame draw:style-name="fr4" draw:name="Rahmen16" text:anchor-type="paragraph" svg:x="12.354cm" svg:y="3.549cm" svg:width="2cm" draw:z-index="38"><draw:text-box fo:min-height="0.499cm"><text:p text:style-name="P7">B</text:p></draw:text-box></draw:frame><draw:frame draw:style-name="fr2" draw:name="Rahmen19" text:anchor-type="paragraph" svg:x="8.895cm" svg:y="3.494cm" svg:width="2cm" draw:z-index="39"><draw:text-box fo:min-height="0.499cm"><text:p text:style-name="P11"><text:span text:style-name="T3">T</text:span><text:span text:style-name="T8">W</text:span><text:span text:style-name="T9">est </text:span><text:span text:style-name="T10">9:00</text:span></text:p></draw:text-box></draw:frame><draw:frame draw:style-name="fr2" draw:name="Rahmen36" text:anchor-type="paragraph" svg:x="6.188cm" svg:y="3.494cm" svg:width="2cm" draw:z-index="40"><draw:text-box fo:min-height="0.499cm"><text:p text:style-name="P12">T<text:span text:style-name="T11">9:00</text:span></text:p></draw:text-box></draw:frame><draw:frame draw:style-name="fr5" draw:name="Rahmen37" text:anchor-type="paragraph" svg:x="8.22cm" svg:y="3.434cm" svg:width="0.587cm" draw:z-index="41"><draw:text-box fo:min-height="1.025cm"><text:p text:style-name="P13">-</text:p></draw:text-box></draw:frame><draw:frame draw:style-name="fr5" draw:name="Rahmen38" text:anchor-type="paragraph" svg:x="11.068cm" svg:y="3.549cm" svg:width="1.072cm" draw:z-index="42"><draw:text-box fo:min-height="1.025cm"><text:p text:style-name="P14"><text:span text:style-name="T12">) </text:span><text:span text:style-name="T2">=</text:span></text:p></draw:text-box></draw:frame><draw:frame draw:style-name="fr5" draw:name="Rahmen39" text:anchor-type="paragraph" svg:x="4.909cm" svg:y="3.431cm" svg:width="1.072cm" draw:z-index="43"><draw:text-box fo:min-height="1.025cm"><text:p text:style-name="P14"><text:span text:style-name="T13">x</text:span><text:span text:style-name="T12"> (</text:span></text:p></draw:text-box></draw:frame><draw:frame draw:style-name="fr4" draw:name="Rahmen40" text:anchor-type="paragraph" svg:x="12.354cm" svg:y="5.549cm" svg:width="2cm" draw:z-index="44"><draw:text-box fo:min-height="0.499cm"><text:p text:style-name="P7">C</text:p></draw:text-box></draw:frame><draw:frame draw:style-name="fr5" draw:name="Rahmen41" text:anchor-type="paragraph" svg:x="11.068cm" svg:y="5.549cm" svg:width="1.072cm" draw:z-index="45"><draw:text-box fo:min-height="1.025cm"><text:p text:style-name="P14"><text:span text:style-name="T12">) </text:span><text:span text:style-name="T2">=</text:span></text:p></draw:text-box></draw:frame><draw:frame draw:style-name="fr2" draw:name="Rahmen42" text:anchor-type="paragraph" svg:x="8.895cm" svg:y="5.495cm" svg:width="2cm" draw:z-index="46"><draw:text-box fo:min-height="0.499cm"><text:p text:style-name="P11"><text:span text:style-name="T3">T</text:span><text:span text:style-name="T8">N</text:span><text:span text:style-name="T9">ord </text:span><text:span text:style-name="T10">9:00</text:span></text:p></draw:text-box></draw:frame><draw:frame draw:style-name="fr5" draw:name="Rahmen43" text:anchor-type="paragraph" svg:x="8.22cm" svg:y="5.435cm" svg:width="0.587cm" draw:z-index="47"><draw:text-box fo:min-height="1.025cm"><text:p text:style-name="P13">-</text:p></draw:text-box></draw:frame><draw:frame draw:style-name="fr2" draw:name="Rahmen44" text:anchor-type="paragraph" svg:x="6.188cm" svg:y="5.495cm" svg:width="2cm" draw:z-index="48"><draw:text-box fo:min-height="0.499cm"><text:p text:style-name="P15">T<text:span text:style-name="T11">9:00</text:span></text:p></draw:text-box></draw:frame><draw:frame draw:style-name="fr5" draw:name="Rahmen45" text:anchor-type="paragraph" svg:x="4.909cm" svg:y="5.431cm" svg:width="1.072cm" draw:z-index="49"><draw:text-box fo:min-height="1.025cm"><text:p text:style-name="P14"><text:span text:style-name="T13">x</text:span><text:span text:style-name="T12"> (</text:span></text:p></draw:text-box></draw:frame><draw:frame draw:style-name="fr2" draw:name="Rahmen46" text:anchor-type="paragraph" svg:x="2.709cm" svg:y="5.525cm" svg:width="2cm" draw:z-index="50"><draw:text-box fo:min-height="0.499cm"><text:p text:style-name="P5">v</text:p></draw:text-box></draw:frame><draw:frame draw:style-name="fr5" draw:name="Rahmen47" text:anchor-type="paragraph" svg:x="5.329cm" svg:y="7.491cm" svg:width="1.072cm" draw:z-index="51"><draw:text-box fo:min-height="1.025cm"><text:p text:style-name="P14"><text:span text:style-name="T13">x</text:span><text:span text:style-name="T12"> (</text:span></text:p></draw:text-box></draw:frame><draw:frame draw:style-name="fr2" draw:name="Rahmen48" text:anchor-type="paragraph" svg:x="0.129cm" svg:y="7.555cm" svg:width="2cm" draw:z-index="52"><draw:text-box fo:min-height="0.499cm"><text:p text:style-name="P15">T<text:span text:style-name="T11">9:00</text:span></text:p></draw:text-box></draw:frame><draw:frame draw:style-name="fr6" draw:name="Rahmen49" text:anchor-type="paragraph" svg:x="13.354cm" svg:y="7.549cm" svg:width="2cm" draw:z-index="53"><draw:text-box fo:min-height="0.499cm"><text:p text:style-name="P8"><text:span text:style-name="T12">T</text:span><text:span text:style-name="T14">10:00</text:span></text:p></draw:text-box></draw:frame><draw:frame draw:style-name="fr5" draw:name="Rahmen50" text:anchor-type="paragraph" svg:x="11.603cm" svg:y="7.544cm" svg:width="1.538cm" draw:z-index="54"><draw:text-box fo:min-height="1.08cm"><text:p text:style-name="P14"><text:span text:style-name="T12">) }</text:span><text:span text:style-name="T2">=</text:span></text:p></draw:text-box></draw:frame><draw:frame draw:style-name="fr4" draw:name="Rahmen51" text:anchor-type="paragraph" svg:x="9.534cm" svg:y="7.551cm" svg:width="2cm" draw:z-index="55"><draw:text-box fo:min-height="0.499cm"><text:p text:style-name="P7">C</text:p></draw:text-box></draw:frame><draw:frame draw:style-name="fr4" draw:name="Rahmen52" text:anchor-type="paragraph" svg:x="6.653cm" svg:y="7.551cm" svg:width="2cm" draw:z-index="56"><draw:text-box fo:min-height="0.499cm"><text:p text:style-name="P5">B</text:p></draw:text-box></draw:frame><draw:frame draw:style-name="fr5" draw:name="Rahmen53" text:anchor-type="paragraph" svg:x="8.849cm" svg:y="7.525cm" svg:width="0.587cm" draw:z-index="57"><draw:text-box fo:min-height="1.025cm"><text:p text:style-name="P13">+</text:p></draw:text-box></draw:frame><draw:frame draw:style-name="fr4" draw:name="Rahmen54" text:anchor-type="paragraph" svg:x="3.193cm" svg:y="7.551cm" svg:width="2cm" draw:z-index="58"><draw:text-box fo:min-height="0.499cm"><text:p text:style-name="P5">A</text:p></draw:text-box></draw:frame><draw:frame draw:style-name="fr5" draw:name="Rahmen55" text:anchor-type="paragraph" svg:x="2.339cm" svg:y="7.435cm" svg:width="0.855cm" draw:z-index="59"><draw:text-box fo:min-height="1.789cm"><text:p text:style-name="P13">- <text:span text:style-name="T15">{</text:span></text:p></draw:text-box></draw:frame><draw:frame draw:style-name="fr2" draw:name="Rahmen56" text:anchor-type="paragraph" svg:x="2.709cm" svg:y="3.524cm" svg:width="2cm" draw:z-index="60"><draw:text-box fo:min-height="0.499cm"><text:p text:style-name="P5">u</text:p></draw:text-box></draw:frame><draw:line text:anchor-type="paragraph" draw:z-index="33" draw:name="Shape2" draw:style-name="gr1" draw:text-style-name="P16" svg:x1="8.687cm" svg:y1="1.764cm" svg:x2="11.109cm" svg:y2="1.764cm"><text:p/></draw:line></text:p></draw:text-box></draw:frame></text:h>
      <text:h text:style-name="P17" text:outline-level="1"/>
      <text:h text:style-name="Heading_20_1" text:outline-level="1">Zeitschritt <text:span text:style-name="T15">9:00 → 10:0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Rahmen57" text:anchor-type="paragraph" svg:x="0.453cm" svg:y="0.222cm" svg:width="16.309cm" draw:z-index="61"><draw:text-box fo:min-height="8.758cm"><text:p text:style-name="P7"><draw:frame draw:style-name="fr2" draw:name="Rahmen58" text:anchor-type="paragraph" svg:x="8.925cm" svg:y="0.769cm" svg:width="2cm" draw:z-index="63"><draw:text-box fo:min-height="0.499cm"><text:p text:style-name="P8"><text:span text:style-name="T2">Δ</text:span><text:span text:style-name="T3">t</text:span></text:p></draw:text-box></draw:frame><draw:frame draw:style-name="fr2" draw:name="Rahmen59" text:anchor-type="paragraph" svg:x="8.925cm" svg:y="1.9cm" svg:width="2cm" draw:z-index="64"><draw:text-box fo:min-height="0.499cm"><text:p text:style-name="P8"><text:span text:style-name="T2">Δ</text:span><text:span text:style-name="T3">x</text:span></text:p></draw:text-box></draw:frame><draw:frame draw:style-name="fr4" draw:name="Rahmen60" text:anchor-type="paragraph" svg:x="12.293cm" svg:y="1.334cm" svg:width="2cm" draw:z-index="65"><draw:text-box fo:min-height="0.499cm"><text:p text:style-name="P9">A</text:p></draw:text-box></draw:frame><draw:frame draw:style-name="fr5" draw:name="Rahmen61" text:anchor-type="paragraph" svg:x="11.257cm" svg:y="1.369cm" svg:width="0.829cm" draw:z-index="66"><draw:text-box fo:min-height="0.894cm"><text:p text:style-name="P10">=</text:p></draw:text-box></draw:frame><draw:frame draw:style-name="fr4" draw:name="Rahmen62" text:anchor-type="paragraph" svg:x="12.354cm" svg:y="3.549cm" svg:width="2cm" draw:z-index="67"><draw:text-box fo:min-height="0.499cm"><text:p text:style-name="P7">B</text:p></draw:text-box></draw:frame><draw:frame draw:style-name="fr2" draw:name="Rahmen63" text:anchor-type="paragraph" svg:x="8.895cm" svg:y="3.494cm" svg:width="2cm" draw:z-index="68"><draw:text-box fo:min-height="0.499cm"><text:p text:style-name="P11"><text:span text:style-name="T3">T</text:span><text:span text:style-name="T8">W</text:span><text:span text:style-name="T9">est </text:span><text:span text:style-name="T10">10:00</text:span></text:p></draw:text-box></draw:frame><draw:frame draw:style-name="fr2" draw:name="Rahmen64" text:anchor-type="paragraph" svg:x="6.188cm" svg:y="3.494cm" svg:width="2cm" draw:z-index="69"><draw:text-box fo:min-height="0.499cm"><text:p text:style-name="P12">T<text:span text:style-name="T11">10:00</text:span></text:p></draw:text-box></draw:frame><draw:frame draw:style-name="fr5" draw:name="Rahmen65" text:anchor-type="paragraph" svg:x="8.22cm" svg:y="3.434cm" svg:width="0.587cm" draw:z-index="70"><draw:text-box fo:min-height="1.025cm"><text:p text:style-name="P13">-</text:p></draw:text-box></draw:frame><draw:frame draw:style-name="fr5" draw:name="Rahmen66" text:anchor-type="paragraph" svg:x="11.068cm" svg:y="3.549cm" svg:width="1.072cm" draw:z-index="71"><draw:text-box fo:min-height="1.025cm"><text:p text:style-name="P14"><text:span text:style-name="T12">) </text:span><text:span text:style-name="T2">=</text:span></text:p></draw:text-box></draw:frame><draw:frame draw:style-name="fr5" draw:name="Rahmen67" text:anchor-type="paragraph" svg:x="4.909cm" svg:y="3.431cm" svg:width="1.072cm" draw:z-index="72"><draw:text-box fo:min-height="1.025cm"><text:p text:style-name="P14"><text:span text:style-name="T13">x</text:span><text:span text:style-name="T12"> (</text:span></text:p></draw:text-box></draw:frame><draw:frame draw:style-name="fr4" draw:name="Rahmen68" text:anchor-type="paragraph" svg:x="12.354cm" svg:y="5.549cm" svg:width="2cm" draw:z-index="73"><draw:text-box fo:min-height="0.499cm"><text:p text:style-name="P7">C</text:p></draw:text-box></draw:frame><draw:frame draw:style-name="fr5" draw:name="Rahmen69" text:anchor-type="paragraph" svg:x="11.068cm" svg:y="5.549cm" svg:width="1.072cm" draw:z-index="74"><draw:text-box fo:min-height="1.025cm"><text:p text:style-name="P14"><text:span text:style-name="T12">) </text:span><text:span text:style-name="T2">=</text:span></text:p></draw:text-box></draw:frame><draw:frame draw:style-name="fr2" draw:name="Rahmen70" text:anchor-type="paragraph" svg:x="8.895cm" svg:y="5.495cm" svg:width="2cm" draw:z-index="75"><draw:text-box fo:min-height="0.499cm"><text:p text:style-name="P11"><text:span text:style-name="T3">T</text:span><text:span text:style-name="T8">N</text:span><text:span text:style-name="T9">ord </text:span><text:span text:style-name="T10">10:00</text:span></text:p></draw:text-box></draw:frame><draw:frame draw:style-name="fr5" draw:name="Rahmen71" text:anchor-type="paragraph" svg:x="8.22cm" svg:y="5.435cm" svg:width="0.587cm" draw:z-index="76"><draw:text-box fo:min-height="1.025cm"><text:p text:style-name="P13">-</text:p></draw:text-box></draw:frame><draw:frame draw:style-name="fr2" draw:name="Rahmen72" text:anchor-type="paragraph" svg:x="6.188cm" svg:y="5.495cm" svg:width="2cm" draw:z-index="77"><draw:text-box fo:min-height="0.499cm"><text:p text:style-name="P15">T<text:span text:style-name="T11">10:00</text:span></text:p></draw:text-box></draw:frame><draw:frame draw:style-name="fr5" draw:name="Rahmen73" text:anchor-type="paragraph" svg:x="4.909cm" svg:y="5.431cm" svg:width="1.072cm" draw:z-index="78"><draw:text-box fo:min-height="1.025cm"><text:p text:style-name="P14"><text:span text:style-name="T13">x</text:span><text:span text:style-name="T12"> (</text:span></text:p></draw:text-box></draw:frame><draw:frame draw:style-name="fr2" draw:name="Rahmen74" text:anchor-type="paragraph" svg:x="2.709cm" svg:y="5.525cm" svg:width="2cm" draw:z-index="79"><draw:text-box fo:min-height="0.499cm"><text:p text:style-name="P5">v</text:p></draw:text-box></draw:frame><draw:frame draw:style-name="fr5" draw:name="Rahmen75" text:anchor-type="paragraph" svg:x="5.329cm" svg:y="7.491cm" svg:width="1.072cm" draw:z-index="80"><draw:text-box fo:min-height="1.025cm"><text:p text:style-name="P14"><text:span text:style-name="T13">x</text:span><text:span text:style-name="T12"> (</text:span></text:p></draw:text-box></draw:frame><draw:frame draw:style-name="fr2" draw:name="Rahmen76" text:anchor-type="paragraph" svg:x="0.129cm" svg:y="7.555cm" svg:width="2cm" draw:z-index="81"><draw:text-box fo:min-height="0.499cm"><text:p text:style-name="P15">T<text:span text:style-name="T11">10:00</text:span></text:p></draw:text-box></draw:frame><draw:frame draw:style-name="fr6" draw:name="Rahmen77" text:anchor-type="paragraph" svg:x="13.354cm" svg:y="7.549cm" svg:width="2cm" draw:z-index="82"><draw:text-box fo:min-height="0.499cm"><text:p text:style-name="P8"><text:span text:style-name="T12">T</text:span><text:span text:style-name="T14">11:00</text:span></text:p></draw:text-box></draw:frame><draw:frame draw:style-name="fr5" draw:name="Rahmen78" text:anchor-type="paragraph" svg:x="11.603cm" svg:y="7.544cm" svg:width="1.538cm" draw:z-index="83"><draw:text-box fo:min-height="1.08cm"><text:p text:style-name="P14"><text:span text:style-name="T12">) }</text:span><text:span text:style-name="T2">=</text:span></text:p></draw:text-box></draw:frame><draw:frame draw:style-name="fr4" draw:name="Rahmen79" text:anchor-type="paragraph" svg:x="9.534cm" svg:y="7.551cm" svg:width="2cm" draw:z-index="84"><draw:text-box fo:min-height="0.499cm"><text:p text:style-name="P7">C</text:p></draw:text-box></draw:frame><draw:frame draw:style-name="fr4" draw:name="Rahmen80" text:anchor-type="paragraph" svg:x="6.653cm" svg:y="7.551cm" svg:width="2cm" draw:z-index="85"><draw:text-box fo:min-height="0.499cm"><text:p text:style-name="P5">B</text:p></draw:text-box></draw:frame><draw:frame draw:style-name="fr5" draw:name="Rahmen81" text:anchor-type="paragraph" svg:x="8.849cm" svg:y="7.525cm" svg:width="0.587cm" draw:z-index="86"><draw:text-box fo:min-height="1.025cm"><text:p text:style-name="P13">+</text:p></draw:text-box></draw:frame><draw:frame draw:style-name="fr4" draw:name="Rahmen82" text:anchor-type="paragraph" svg:x="3.193cm" svg:y="7.551cm" svg:width="2cm" draw:z-index="87"><draw:text-box fo:min-height="0.499cm"><text:p text:style-name="P5">A</text:p></draw:text-box></draw:frame><draw:frame draw:style-name="fr5" draw:name="Rahmen83" text:anchor-type="paragraph" svg:x="2.339cm" svg:y="7.435cm" svg:width="0.855cm" draw:z-index="88"><draw:text-box fo:min-height="1.789cm"><text:p text:style-name="P13">- <text:span text:style-name="T15">{</text:span></text:p></draw:text-box></draw:frame><draw:frame draw:style-name="fr2" draw:name="Rahmen84" text:anchor-type="paragraph" svg:x="2.709cm" svg:y="3.524cm" svg:width="2cm" draw:z-index="89"><draw:text-box fo:min-height="0.499cm"><text:p text:style-name="P5">u</text:p></draw:text-box></draw:frame><draw:line text:anchor-type="paragraph" draw:z-index="62" draw:name="Shape3" draw:style-name="gr1" draw:text-style-name="P16" svg:x1="8.687cm" svg:y1="1.764cm" svg:x2="11.109cm" svg:y2="1.764cm"><text:p/></draw:line></text:p></draw:text-box></draw:frame></text:p>
      <text:h text:style-name="P18" text:outline-level="1">Zeitschritt <text:span text:style-name="T15">10:00</text:span> → <text:span text:style-name="T15">11:00</text:span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Rahmen85" text:anchor-type="paragraph" svg:x="0.453cm" svg:y="0.887cm" svg:width="16.309cm" draw:z-index="90"><draw:text-box fo:min-height="8.758cm"><text:p text:style-name="P7"><draw:frame draw:style-name="fr2" draw:name="Rahmen86" text:anchor-type="paragraph" svg:x="8.925cm" svg:y="0.769cm" svg:width="2cm" draw:z-index="92"><draw:text-box fo:min-height="0.499cm"><text:p text:style-name="P8"><text:span text:style-name="T2">Δ</text:span><text:span text:style-name="T3">t</text:span></text:p></draw:text-box></draw:frame><draw:frame draw:style-name="fr2" draw:name="Rahmen87" text:anchor-type="paragraph" svg:x="8.925cm" svg:y="1.9cm" svg:width="2cm" draw:z-index="93"><draw:text-box fo:min-height="0.499cm"><text:p text:style-name="P8"><text:span text:style-name="T2">Δ</text:span><text:span text:style-name="T3">x</text:span></text:p></draw:text-box></draw:frame><draw:frame draw:style-name="fr4" draw:name="Rahmen88" text:anchor-type="paragraph" svg:x="12.293cm" svg:y="1.334cm" svg:width="2cm" draw:z-index="94"><draw:text-box fo:min-height="0.499cm"><text:p text:style-name="P9">A</text:p></draw:text-box></draw:frame><draw:frame draw:style-name="fr5" draw:name="Rahmen89" text:anchor-type="paragraph" svg:x="11.257cm" svg:y="1.369cm" svg:width="0.829cm" draw:z-index="95"><draw:text-box fo:min-height="0.894cm"><text:p text:style-name="P10">=</text:p></draw:text-box></draw:frame><draw:frame draw:style-name="fr4" draw:name="Rahmen90" text:anchor-type="paragraph" svg:x="12.354cm" svg:y="3.549cm" svg:width="2cm" draw:z-index="96"><draw:text-box fo:min-height="0.499cm"><text:p text:style-name="P7">B</text:p></draw:text-box></draw:frame><draw:frame draw:style-name="fr2" draw:name="Rahmen91" text:anchor-type="paragraph" svg:x="8.895cm" svg:y="3.494cm" svg:width="2cm" draw:z-index="97"><draw:text-box fo:min-height="0.499cm"><text:p text:style-name="P11"><text:span text:style-name="T3">T</text:span><text:span text:style-name="T8">W</text:span><text:span text:style-name="T9">est </text:span><text:span text:style-name="T10">11:00</text:span></text:p></draw:text-box></draw:frame><draw:frame draw:style-name="fr2" draw:name="Rahmen92" text:anchor-type="paragraph" svg:x="6.188cm" svg:y="3.494cm" svg:width="2cm" draw:z-index="98"><draw:text-box fo:min-height="0.499cm"><text:p text:style-name="P12">T<text:span text:style-name="T11">11:00</text:span></text:p></draw:text-box></draw:frame><draw:frame draw:style-name="fr5" draw:name="Rahmen93" text:anchor-type="paragraph" svg:x="8.22cm" svg:y="3.434cm" svg:width="0.587cm" draw:z-index="99"><draw:text-box fo:min-height="1.025cm"><text:p text:style-name="P13">-</text:p></draw:text-box></draw:frame><draw:frame draw:style-name="fr5" draw:name="Rahmen94" text:anchor-type="paragraph" svg:x="11.068cm" svg:y="3.549cm" svg:width="1.072cm" draw:z-index="100"><draw:text-box fo:min-height="1.025cm"><text:p text:style-name="P14"><text:span text:style-name="T12">) </text:span><text:span text:style-name="T2">=</text:span></text:p></draw:text-box></draw:frame><draw:frame draw:style-name="fr5" draw:name="Rahmen95" text:anchor-type="paragraph" svg:x="4.909cm" svg:y="3.431cm" svg:width="1.072cm" draw:z-index="101"><draw:text-box fo:min-height="1.025cm"><text:p text:style-name="P14"><text:span text:style-name="T13">x</text:span><text:span text:style-name="T12"> (</text:span></text:p></draw:text-box></draw:frame><draw:frame draw:style-name="fr4" draw:name="Rahmen96" text:anchor-type="paragraph" svg:x="12.354cm" svg:y="5.549cm" svg:width="2cm" draw:z-index="102"><draw:text-box fo:min-height="0.499cm"><text:p text:style-name="P7">C</text:p></draw:text-box></draw:frame><draw:frame draw:style-name="fr5" draw:name="Rahmen97" text:anchor-type="paragraph" svg:x="11.068cm" svg:y="5.549cm" svg:width="1.072cm" draw:z-index="103"><draw:text-box fo:min-height="1.025cm"><text:p text:style-name="P14"><text:span text:style-name="T12">) </text:span><text:span text:style-name="T2">=</text:span></text:p></draw:text-box></draw:frame><draw:frame draw:style-name="fr2" draw:name="Rahmen98" text:anchor-type="paragraph" svg:x="8.895cm" svg:y="5.495cm" svg:width="2cm" draw:z-index="104"><draw:text-box fo:min-height="0.499cm"><text:p text:style-name="P11"><text:span text:style-name="T3">T</text:span><text:span text:style-name="T8">N</text:span><text:span text:style-name="T9">ord </text:span><text:span text:style-name="T10">11:00</text:span></text:p></draw:text-box></draw:frame><draw:frame draw:style-name="fr5" draw:name="Rahmen99" text:anchor-type="paragraph" svg:x="8.22cm" svg:y="5.435cm" svg:width="0.587cm" draw:z-index="105"><draw:text-box fo:min-height="1.025cm"><text:p text:style-name="P13">-</text:p></draw:text-box></draw:frame><draw:frame draw:style-name="fr2" draw:name="Rahmen100" text:anchor-type="paragraph" svg:x="6.188cm" svg:y="5.495cm" svg:width="2cm" draw:z-index="106"><draw:text-box fo:min-height="0.499cm"><text:p text:style-name="P15">T<text:span text:style-name="T11">11:00</text:span></text:p></draw:text-box></draw:frame><draw:frame draw:style-name="fr5" draw:name="Rahmen101" text:anchor-type="paragraph" svg:x="4.909cm" svg:y="5.431cm" svg:width="1.072cm" draw:z-index="107"><draw:text-box fo:min-height="1.025cm"><text:p text:style-name="P14"><text:span text:style-name="T13">x</text:span><text:span text:style-name="T12"> (</text:span></text:p></draw:text-box></draw:frame><draw:frame draw:style-name="fr2" draw:name="Rahmen102" text:anchor-type="paragraph" svg:x="2.709cm" svg:y="5.525cm" svg:width="2cm" draw:z-index="108"><draw:text-box fo:min-height="0.499cm"><text:p text:style-name="P5">v</text:p></draw:text-box></draw:frame><draw:frame draw:style-name="fr5" draw:name="Rahmen103" text:anchor-type="paragraph" svg:x="5.329cm" svg:y="7.491cm" svg:width="1.072cm" draw:z-index="109"><draw:text-box fo:min-height="1.025cm"><text:p text:style-name="P14"><text:span text:style-name="T13">x</text:span><text:span text:style-name="T12"> (</text:span></text:p></draw:text-box></draw:frame><draw:frame draw:style-name="fr2" draw:name="Rahmen104" text:anchor-type="paragraph" svg:x="0.129cm" svg:y="7.555cm" svg:width="2cm" draw:z-index="110"><draw:text-box fo:min-height="0.499cm"><text:p text:style-name="P15">T<text:span text:style-name="T11">11:00</text:span></text:p></draw:text-box></draw:frame><draw:frame draw:style-name="fr6" draw:name="Rahmen105" text:anchor-type="paragraph" svg:x="13.354cm" svg:y="7.549cm" svg:width="2cm" draw:z-index="111"><draw:text-box fo:min-height="0.499cm"><text:p text:style-name="P8"><text:span text:style-name="T12">T</text:span><text:span text:style-name="T14">12:00</text:span></text:p></draw:text-box></draw:frame><draw:frame draw:style-name="fr5" draw:name="Rahmen106" text:anchor-type="paragraph" svg:x="11.603cm" svg:y="7.544cm" svg:width="1.538cm" draw:z-index="112"><draw:text-box fo:min-height="1.08cm"><text:p text:style-name="P14"><text:span text:style-name="T12">) }</text:span><text:span text:style-name="T2">=</text:span></text:p></draw:text-box></draw:frame><draw:frame draw:style-name="fr4" draw:name="Rahmen107" text:anchor-type="paragraph" svg:x="9.534cm" svg:y="7.551cm" svg:width="2cm" draw:z-index="113"><draw:text-box fo:min-height="0.499cm"><text:p text:style-name="P7">C</text:p></draw:text-box></draw:frame><draw:frame draw:style-name="fr4" draw:name="Rahmen108" text:anchor-type="paragraph" svg:x="6.653cm" svg:y="7.551cm" svg:width="2cm" draw:z-index="114"><draw:text-box fo:min-height="0.499cm"><text:p text:style-name="P5">B</text:p></draw:text-box></draw:frame><draw:frame draw:style-name="fr5" draw:name="Rahmen109" text:anchor-type="paragraph" svg:x="8.849cm" svg:y="7.525cm" svg:width="0.587cm" draw:z-index="115"><draw:text-box fo:min-height="1.025cm"><text:p text:style-name="P13">+</text:p></draw:text-box></draw:frame><draw:frame draw:style-name="fr4" draw:name="Rahmen110" text:anchor-type="paragraph" svg:x="3.193cm" svg:y="7.551cm" svg:width="2cm" draw:z-index="116"><draw:text-box fo:min-height="0.499cm"><text:p text:style-name="P5">A</text:p></draw:text-box></draw:frame><draw:frame draw:style-name="fr5" draw:name="Rahmen111" text:anchor-type="paragraph" svg:x="2.339cm" svg:y="7.435cm" svg:width="0.855cm" draw:z-index="117"><draw:text-box fo:min-height="1.789cm"><text:p text:style-name="P13">- <text:span text:style-name="T15">{</text:span></text:p></draw:text-box></draw:frame><draw:frame draw:style-name="fr2" draw:name="Rahmen112" text:anchor-type="paragraph" svg:x="2.709cm" svg:y="3.524cm" svg:width="2cm" draw:z-index="118"><draw:text-box fo:min-height="0.499cm"><text:p text:style-name="P5">u</text:p></draw:text-box></draw:frame><draw:line text:anchor-type="paragraph" draw:z-index="91" draw:name="Shape4" draw:style-name="gr1" draw:text-style-name="P16" svg:x1="8.687cm" svg:y1="1.764cm" svg:x2="11.109cm" svg:y2="1.764cm"><text:p/></draw:line></text:p></draw:text-box></draw:frame></text:p>
      <text:p text:style-name="P19"/>
      <text:h text:style-name="P18" text:outline-level="1">Zeitschritt <text:span text:style-name="T15">11:00 → 12:00</text:span></text:h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ahn</meta:initial-creator>
    <meta:creation-date>2015-10-01T15:44:04.338537428</meta:creation-date>
    <dc:date>2025-06-17T18:30:03.041818540</dc:date>
    <meta:editing-duration>PT1H11M11S</meta:editing-duration>
    <meta:editing-cycles>18</meta:editing-cycles>
    <meta:generator>LibreOffice/24.8.2.1$MacOSX_X86_64 LibreOffice_project/0f794b6e29741098670a3b95d60478a65d05ef13</meta:generator>
    <meta:document-statistic meta:table-count="0" meta:image-count="0" meta:object-count="1" meta:page-count="2" meta:paragraph-count="121" meta:word-count="195" meta:character-count="657" meta:non-whitespace-character-count="576"/>
  </office:meta>
</office:document-meta>
</file>

<file path=Object 1/content.xml><?xml version="1.0" encoding="utf-8"?>
<math xmlns="http://www.w3.org/1998/Math/MathML" display="block">
  <semantics>
    <mrow>
      <msub>
        <mi>T</mi>
        <mtext>Zukunft</mtext>
      </msub>
      <mo stretchy="false">=</mo>
      <mrow>
        <msub>
          <mi>T</mi>
          <mtext>jetzt</mtext>
        </msub>
        <mo stretchy="false">−</mo>
        <mrow>
          <mo fence="true" form="prefix" stretchy="false">(</mo>
          <mrow>
            <mrow>
              <mfrac>
                <mrow>
                  <mi mathvariant="normal">Δ</mi>
                  <mi>t</mi>
                </mrow>
                <mrow>
                  <mi mathvariant="normal">Δ</mi>
                  <mi>x</mi>
                </mrow>
              </mfrac>
              <mrow>
                <mspace width="2em"/>
                <mo stretchy="false">⋅</mo>
                <mspace width="2em"/>
              </mrow>
              <mrow>
                <mo fence="true" form="prefix" stretchy="true">{</mo>
                <mrow>
                  <mrow>
                    <mrow>
                      <mo fence="true" form="prefix" stretchy="true">(</mo>
                      <mrow>
                        <mrow>
                          <mi>u</mi>
                          <mrow>
                            <mspace width="2em"/>
                            <mo stretchy="false">⋅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sub>
                                  <mi>T</mi>
                                  <mtext>jetzt</mtext>
                                </msub>
                                <mrow>
                                  <mspace width="2em"/>
                                  <mo stretchy="false">−</mo>
                                  <mspace width="2em"/>
                                </mrow>
                                <msub>
                                  <mi>T</mi>
                                  <mtext>jetzt,West</mtext>
                                </msub>
                              </mrow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true">)</mo>
                    </mrow>
                    <mrow>
                      <mspace width="2em"/>
                      <mo stretchy="false">+</mo>
                      <mspace width="2em"/>
                    </mrow>
                    <mrow>
                      <mo fence="true" form="prefix" stretchy="true">(</mo>
                      <mrow>
                        <mrow>
                          <mi>v</mi>
                          <mrow>
                            <mspace width="2em"/>
                            <mo stretchy="false">⋅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sub>
                                  <mi>T</mi>
                                  <mtext>jetzt</mtext>
                                </msub>
                                <mrow>
                                  <mspace width="2em"/>
                                  <mo stretchy="false">−</mo>
                                  <mspace width="2em"/>
                                </mrow>
                                <msub>
                                  <mi>T</mi>
                                  <mtext>jetzt,Nord</mtext>
                                </msub>
                              </mrow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true">)</mo>
                    </mrow>
                    <mspace width="2em"/>
                  </mrow>
                </mrow>
                <mo fence="true" form="postfix" stretchy="true">}</mo>
              </mrow>
            </mrow>
          </mrow>
          <mo fence="true" form="postfix" stretchy="false">)</mo>
        </mrow>
      </mrow>
    </mrow>
    <annotation encoding="StarMath 5.0"> { T _ "Zukunft" = T _ "jetzt" - ( { { { %DELTA t } over { %DELTA x } } ~ cdot ~ left lbrace { left ( { u ~ cdot ~ [ { T _ "jetzt" ~ - ~ T _ "jetzt,West" } ] } right ) ~ + ~ left ( { v ~ cdot ~ [ { T _ "jetzt" ~ - ~ T _ "jetzt,Nord" } ] } right ) ~ } right rbrace } ) } </annotation>
  </semantics>
</math>
</file>